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Esto es un<text:s/>odt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steve Fernández</meta:initial-creator>
    <dc:creator>Esteve Fernández</dc:creator>
    <meta:creation-date>2015-10-12T18:02:00Z</meta:creation-date>
    <dc:date>2015-10-12T18:02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5" meta:row-count="1" meta:non-whitespace-character-count="14"/>
  </office:meta>
</office:document-meta>
</file>